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59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8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ow.mp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oodFeaturesToTr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lityLevel (&lt; 0.01 peu de changement)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minDist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lockSiz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seHarrisDetecto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Points similaires à la premiere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8:12:01.756575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01:30.177146246</meta:creation-date>
    <dc:date>2018-03-26T18:38:10.548831336</dc:date>
    <meta:editing-duration>PT19M13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